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libri" svg:font-family="Colibri"/>
    <style:font-face style:name="OpenSymbol" svg:font-family="OpenSymbol"/>
    <style:font-face style:name="Tahoma4" svg:font-family="Tahoma"/>
    <style:font-face style:name="Arial3" svg:font-family="Arial" style:font-family-generic="swiss"/>
    <style:font-face style:name="Colibri1" svg:font-family="Co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6.001cm" style:rel-column-width="21845*"/>
    </style:style>
    <style:style style:name="Tableau2.C" style:family="table-column">
      <style:table-column-properties style:column-width="3.9cm" style:rel-column-width="14197*"/>
    </style:style>
    <style:style style:name="Tableau2.D" style:family="table-column">
      <style:table-column-properties style:column-width="2.101cm" style:rel-column-width="764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 style:data-style-name="N10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B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4.5cm" style:rel-column-width="16383*"/>
    </style:style>
    <style:style style:name="Tableau3.D" style:family="table-column">
      <style:table-column-properties style:column-width="4.501cm" style:rel-column-width="16386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752cm" style:rel-column-width="10017*"/>
    </style:style>
    <style:style style:name="Tableau1.B" style:family="table-column">
      <style:table-column-properties style:column-width="4.392cm" style:rel-column-width="15988*"/>
    </style:style>
    <style:style style:name="Tableau1.C" style:family="table-column">
      <style:table-column-properties style:column-width="1.931cm" style:rel-column-width="7031*"/>
    </style:style>
    <style:style style:name="Tableau1.D" style:family="table-column">
      <style:table-column-properties style:column-width="8.927cm" style:rel-column-width="3249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pec_20_-_20_En-tête">
      <style:paragraph-properties text:number-lines="false" text:line-number="0"/>
    </style:style>
    <style:style style:name="P2" style:family="paragraph" style:parent-style-name="Table_20_Contents">
      <style:text-properties style:font-name="Tahoma1" fo:font-size="10pt"/>
    </style:style>
    <style:style style:name="P3" style:family="paragraph" style:parent-style-name="Table_20_Contents">
      <style:text-properties style:font-name="Tahoma1" fo:font-size="10pt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ahoma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Spec_20_-_20_Paragraphe_20_standard">
      <style:paragraph-properties fo:margin-left="0cm" fo:margin-right="0cm" fo:text-indent="0cm" style:auto-text-indent="false"/>
    </style:style>
    <style:style style:name="P8" style:family="paragraph" style:parent-style-name="Spec_20_-_20_Sous-titre_20_du_20_document">
      <style:text-properties fo:color="#000000"/>
    </style:style>
    <style:style style:name="P9" style:family="paragraph" style:parent-style-name="Spec_20_-_20_Titre_20_du_20_document">
      <style:paragraph-properties fo:margin-top="0cm" fo:margin-bottom="0.499cm" fo:text-align="center" style:justify-single-word="false" style:border-line-width="0.088cm 0.088cm 0.088cm" fo:padding="0.049cm" fo:border="0.264cm double #808080" style:shadow="none" text:number-lines="false" text:line-number="0"/>
      <style:text-properties fo:color="#000000"/>
    </style:style>
    <style:style style:name="P10" style:family="paragraph" style:parent-style-name="Spec_20_-_20_Titre_20_1">
      <style:paragraph-properties fo:break-before="page"/>
    </style:style>
    <style:style style:name="P11" style:family="paragraph" style:parent-style-name="Spec_20_-_20_Table_20_des_20_matières_20_-_20_Titre">
      <style:paragraph-properties fo:break-before="page"/>
    </style:style>
    <style:style style:name="P12" style:family="paragraph" style:parent-style-name="Spec_20_-_20_Table_20_des_20_matière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Spec_20_-_20_Table_20_des_20_matière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4" style:family="paragraph" style:parent-style-name="Spec_20_-_20_Paragraphe_20_standard" style:list-style-name="L1"/>
    <style:style style:name="P15" style:family="paragraph" style:parent-style-name="Spec_20_-_20_Paragraphe_20_standard" style:list-style-name="L2"/>
    <style:style style:name="P16" style:family="paragraph" style:parent-style-name="Spec_20_-_20_Paragraphe_20_standard">
      <style:paragraph-properties fo:margin-left="0cm" fo:margin-right="0cm" fo:text-indent="0cm" style:auto-text-indent="false"/>
    </style:style>
    <style:style style:name="P17" style:family="paragraph" style:parent-style-name="Spec_20_-_20_Paragraphe_20_standard" style:list-style-name="L3">
      <style:paragraph-properties fo:margin-left="0cm" fo:margin-right="0cm" fo:text-indent="0cm" style:auto-text-indent="false"/>
    </style:style>
    <style:style style:name="P18" style:family="paragraph" style:parent-style-name="Heading_20_3">
      <style:text-properties style:font-name="Cambria2" fo:font-size="16pt" fo:font-style="normal" style:font-size-asian="16pt" style:font-style-asian="normal" style:font-size-complex="16pt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c_20_-_20_Sous-titre_20_du_20_document"/>
      <text:p text:style-name="P9">TUTORIEL aRIS</text:p>
      <text:p text:style-name="P8">Premiére approche</text:p>
      <text:p text:style-name="Spec_20_-_20_Sous-titre_20_du_20_document"/>
      <text:p text:style-name="P7"/>
      <text:p text:style-name="P7"/>
      <text:p text:style-name="Spec_20_-_20_Informations_20_1_20_de_20_première_20_page"/>
      <text:p text:style-name="Spec_20_-_20_Informations_20_2_20_de_20_première_20_page"/>
      <text:p text:style-name="Spec_20_-_20_Informations_20_1_20_de_20_première_20_page">Auteurs</text:p>
      <text:p text:style-name="Spec_20_-_20_Informations_20_2_20_de_20_première_20_page">Responsable outils et methodes<text:initial-creator/></text:p>
      <text:p text:style-name="Spec_20_-_20_Informations_20_2_20_de_20_première_20_page">Soraya belhadj aissa</text:p>
      <text:p text:style-name="Spec_20_-_20_Informations_20_2_20_de_20_première_20_page"/>
      <text:p text:style-name="Spec_20_-_20_Informations_20_2_20_de_20_première_20_page">Maitrise d'Oeuvre: H4312</text:p>
      <text:p text:style-name="Spec_20_-_20_Informations_20_2_20_de_20_première_20_page">Maitrise d'Ouvrage: GSTP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>
          <table:table-cell table:style-name="Tableau2.A1" office:value-type="string">
            <text:p text:style-name="P4">Référence</text:p>
          </table:table-cell>
          <table:table-cell table:style-name="Tableau2.A1" office:value-type="string">
            <text:p text:style-name="P5">Tutoriel ARIS</text:p>
          </table:table-cell>
          <table:table-cell table:style-name="Tableau2.A1" office:value-type="string">
            <text:p text:style-name="P4">Version</text:p>
          </table:table-cell>
          <table:table-cell table:style-name="Tableau2.D1" office:value-type="float" office:value="36526">
            <text:p text:style-name="P4">1.0</text:p>
          </table:table-cell>
        </table:table-row>
        <table:table-row>
          <table:table-cell table:style-name="Tableau2.A2" office:value-type="string">
            <text:p text:style-name="P4">Avancement</text:p>
          </table:table-cell>
          <table:table-cell table:style-name="Tableau2.A2" office:value-type="string">
            <text:p text:style-name="P5">Terminé/En cours</text:p>
          </table:table-cell>
          <table:table-cell table:style-name="Tableau2.C2" table:number-rows-spanned="2" table:number-columns-spanned="2" office:value-type="string">
            <text:p text:style-name="P5">VALIDÉ/NON VALIDÉ</text:p>
          </table:table-cell>
          <table:covered-table-cell/>
        </table:table-row>
        <table:table-row>
          <table:table-cell table:style-name="Tableau2.A2" office:value-type="string">
            <text:p text:style-name="P4">Dernière mise à jour</text:p>
          </table:table-cell>
          <table:table-cell table:style-name="Tableau2.B3" office:value-type="date" office:date-value="2011-01-05">
            <text:p text:style-name="P5">05/01/11</text:p>
          </table:table-cell>
          <table:covered-table-cell/>
          <table:covered-table-cell/>
        </table:table-row>
      </table:table>
      <text:p text:style-name="Spec_20_-_20_Informations_20_2_20_de_20_première_20_page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table:number-columns-spanned="4" office:value-type="string">
            <text:p text:style-name="Table_20_Contents">Visa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Table_20_Contents">Date</text:p>
          </table:table-cell>
          <table:table-cell table:style-name="Tableau3.B2" office:value-type="date" office:date-value="2011-01-05">
            <text:p text:style-name="P6">05/01/11</text:p>
          </table:table-cell>
          <table:table-cell table:style-name="Tableau3.A2" office:value-type="string">
            <text:p text:style-name="Table_20_Contents">Responsable</text:p>
          </table:table-cell>
          <table:table-cell table:style-name="Tableau3.D2" office:value-type="string">
            <text:p text:style-name="P6">NOM</text:p>
          </table:table-cell>
        </table:table-row>
      </table:table>
      <text:p text:style-name="Spec_20_-_20_Informations_20_2_20_de_20_première_20_page"/>
      <text:p text:style-name="Spec_20_-_20_Informations_20_2_20_de_20_première_20_page"/>
      <text:list xml:id="list28425005" text:style-name="Outline">
        <text:list-item>
          <text:h text:style-name="P10" text:outline-level="1">Historique du document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Version</text:p>
          </table:table-cell>
          <table:table-cell table:style-name="Tableau1.D1" office:value-type="string">
            <text:p text:style-name="P3">Sujet de la modification</text:p>
          </table:table-cell>
        </table:table-row>
        <table:table-row>
          <table:table-cell table:style-name="Tableau1.A2" office:value-type="date" office:date-value="2011-01-10">
            <text:p text:style-name="P2">10/01/2011</text:p>
          </table:table-cell>
          <table:table-cell table:style-name="Tableau1.B2" office:value-type="string">
            <text:p text:style-name="P2">Soraya BELHADJ AISSA</text:p>
          </table:table-cell>
          <table:table-cell table:style-name="Tableau1.C2" office:value-type="float" office:value="36526">
            <text:p text:style-name="P2">1.0</text:p>
          </table:table-cell>
          <table:table-cell table:style-name="Tableau1.D2" office:value-type="string">
            <text:p text:style-name="P2">Création</text:p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Spec_20_-_20_Paragraphe_20_standard"/>
      <text:table-of-content text:style-name="Sect1" text:protected="true" text:name="Table des matières1">
        <text:table-of-content-source text:outline-level="5">
          <text:index-title-template text:style-name="Spec_20_-_20_Table_20_des_20_matières_20_-_20_Titre">Table des matières</text:index-title-template>
          <text:table-of-content-entry-template text:outline-level="1" text:style-name="Spec_20_-_20_Table_20_des_20_matière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Spec_20_-_20_Table_20_des_20_matière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Spec_20_-_20_Table_20_des_20_matière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Spec_20_-_20_Table_20_des_20_matière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Spec_20_-_20_Table_20_des_20_matière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2">1 - Historique du document<text:tab/><text:a xlink:type="simple" xlink:href="#1.Historique du document|outline" text:style-name="Internet_20_link" text:visited-style-name="Internet_20_link">2</text:a></text:p>
          <text:p text:style-name="P12">1.Premiére Execution<text:tab/><text:a xlink:type="simple" xlink:href="#1.Premiére Execution|outline" text:style-name="Internet_20_link" text:visited-style-name="Internet_20_link">3</text:a></text:p>
          <text:p text:style-name="P13">1Machine virtuelle<text:tab/><text:a xlink:type="simple" xlink:href="#1.Machine virtuelle|outline" text:style-name="Internet_20_link" text:visited-style-name="Internet_20_link">3</text:a></text:p>
          <text:p text:style-name="P13">2Démarrage et connexion à ARIS<text:tab/><text:a xlink:type="simple" xlink:href="#2.Démarrage et connexion à ARIS|outline" text:style-name="Internet_20_link" text:visited-style-name="Internet_20_link">3</text:a></text:p>
        </text:index-body>
      </text:table-of-content>
      <text:p text:style-name="Standard"/>
      <text:list xml:id="list28436373" text:style-name="Numbering_20_1">
        <text:list-item>
          <text:h text:style-name="Heading_20_1" text:outline-level="1">Premiére Execution</text:h>
        </text:list-item>
      </text:list>
      <text:list xml:id="list28443209" text:style-name="Numbering_20_2">
        <text:list-item>
          <text:h text:style-name="Heading_20_2" text:outline-level="2">Machine virtuelle</text:h>
        </text:list-item>
      </text:list>
      <text:p text:style-name="P7"><text:tab/>- Ou vrir wxp-sp2.vmc dans D:\virtual_pc_netbeans67\groupeX </text:p>
      <text:p text:style-name="Spec_20_-_20_Paragraphe_20_standard"><text:tab/>X est le numéro de votre ancien groupe.</text:p>
      <text:list xml:id="list28436796" text:style-name="L1">
        <text:list-item>
          <text:list>
            <text:list-item>
              <text:p text:style-name="P14">Choisissez wxp-sp2 et Démarrer</text:p>
            </text:list-item>
          </text:list>
        </text:list-item>
      </text:list>
      <text:list xml:id="list28654501" text:continue-list="list28443209" text:style-name="Numbering_20_2">
        <text:list-item>
          <text:h text:style-name="Heading_20_2" text:outline-level="2">Démarrage et connexion à ARIS</text:h>
        </text:list-item>
      </text:list>
      <text:list xml:id="list28447149" text:style-name="L2">
        <text:list-item>
          <text:list>
            <text:list-item>
              <text:p text:style-name="P15">Une fois sur windows, sur un navigateur web aller vers le lien <text:a xlink:type="simple" xlink:href="http://aris-aip.insa-lyon.fr/" office:target-frame-name="_blank" xlink:show="new">http://aris-aip.insa-lyon.fr</text:a></text:p>
            </text:list-item>
            <text:list-item>
              <text:p text:style-name="P15">La page ARIS s'ouvre, choisissez BUSINESS Designer for SAP, patientez cette opération peut prendre quelques temps</text:p>
            </text:list-item>
            <text:list-item>
              <text:p text:style-name="P15">La fenetre assistant de connexion s'affiche :</text:p>
              <text:list>
                <text:list-item>
                  <text:p text:style-name="P15">dans la liste Base de données, choisir INSA-IF-4IF BPM</text:p>
                </text:list-item>
                <text:list-item>
                  <text:p text:style-name="P15">Dans la zone de texte Utilisateur, on choisira pour notre groupe le numéro 32. l'utilisateur A aura tout les droits, c'est Billy. B c'est jérome, C c'est soraya, D c'est Monica, E c'est Henrique, F c'est Stefana et G c'est Leandro. Chacun saisit alors 32X X represente la lettre accordé à chacun de vous.</text:p>
                </text:list-item>
                <text:list-item>
                  <text:p text:style-name="P15">Le mot de passe sera insa pour nous tous.</text:p>
                </text:list-item>
                <text:list-item>
                  <text:p text:style-name="P15">Cliquez sur valider</text:p>
                </text:list-item>
              </text:list>
            </text:list-item>
          </text:list>
        </text:list-item>
      </text:list>
      <text:p text:style-name="P7"><text:tab/>- La deuxiéme fenetre assistant de connexion s'affiche.</text:p>
      <text:list xml:id="list28425071" text:style-name="L3">
        <text:list-item>
          <text:list>
            <text:list-item>
              <text:list>
                <text:list-header>
                  <text:p text:style-name="P17"><text:s text:c="3"/><text:tab/><text:tab/>- Choisir méthode globale comme filtre.</text:p>
                  <text:list>
                    <text:list-header>
                      <text:p text:style-name="P17"><text:s text:c="3"/><text:tab/><text:tab/>- Choisir le français comme langue.</text:p>
                    </text:list-header>
                  </text:list>
                </text:list-header>
              </text:list>
            </text:list-item>
          </text:list>
        </text:list-item>
      </text:list>
      <text:p text:style-name="P18">3 Utilisation</text:p>
      <text:list xml:id="list2867696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 text:c="4"/><text:tab/>- Ouvrir → groupes → 32 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tab/>- Ouvrir puis pour ajouter un diagramme clic droit sur 32 → nouveau → modele</text:p>
      <text:p text:style-name="P7"><text:tab/>- cocher processus puis CPE, chaine de plus-valu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libri" svg:font-family="Colibri"/>
    <style:font-face style:name="OpenSymbol" svg:font-family="OpenSymbol"/>
    <style:font-face style:name="Tahoma4" svg:font-family="Tahoma"/>
    <style:font-face style:name="Arial3" svg:font-family="Arial" style:font-family-generic="swiss"/>
    <style:font-face style:name="Colibri1" svg:font-family="Co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Extrémité_20_de_20_ligne_20_1" draw:display-name="Extrémité de ligne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Style_20_de_20_ligne_20_1" draw:display-name="Style de lign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libri" fo:font-size="12pt" fo:language="fr" fo:country="FR" style:letter-kerning="true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libri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libri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libri"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4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Spec_20_-_20_Titre_20_1" style:display-name="Spec - Titre 1" style:family="paragraph" style:auto-update="true" style:default-outline-level="1" style:list-style-name="Outline" style:master-page-name="">
      <style:paragraph-properties fo:margin-left="0cm" fo:margin-right="0cm" fo:margin-top="0.3cm" fo:margin-bottom="0.6cm" fo:text-indent="0cm" style:auto-text-indent="false" style:page-number="auto" fo:background-color="transparent" style:border-line-width="0.002cm 0.035cm 0.002cm" fo:padding="0.049cm" fo:border="0.039cm double #000000" style:shadow="#808080 0.18cm 0.18cm" text:number-lines="false" text:line-number="0">
        <style:background-image/>
      </style:paragraph-properties>
      <style:text-properties style:font-name="Tahoma" fo:font-size="16pt" fo:font-weight="bold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left="0.499cm" fo:margin-right="0cm" fo:text-indent="-0.499cm" style:auto-text-indent="false" style:page-number="auto" fo:padding="0cm" fo:border-left="none" fo:border-right="none" fo:border-top="none" fo:border-bottom="0.002cm solid #000000" style:shadow="none">
        <style:tab-stops/>
      </style:paragraph-properties>
      <style:text-properties fo:text-transform="uppercase" fo:color="#333366" style:font-name="Cambria" fo:font-size="140%" fo:font-weight="bold" style:font-size-asian="115%" style:font-weight-asian="bold" style:font-size-complex="115%" style:font-weight-complex="bold"/>
    </style:style>
    <style:style style:name="Spec_20_-_20_Titre_20_2" style:display-name="Spec - Titre 2" style:family="paragraph" style:parent-style-name="Spec_20_-_20_Titre_20_1" style:auto-update="true" style:default-outline-level="2" style:list-style-name="Outline" style:master-page-name="">
      <style:paragraph-properties fo:margin-left="0.499cm" fo:margin-right="0cm" fo:text-indent="0cm" style:auto-text-indent="false" style:page-number="auto" style:border-line-width-right="0.002cm 0.035cm 0.002cm" style:border-line-width-bottom="0.002cm 0.035cm 0.002cm" fo:padding="0.049cm" fo:border-left="none" fo:border-right="0.039cm double #000000" fo:border-top="none" fo:border-bottom="0.039cm double #000000" style:shadow="#c0c0c0 0.161cm 0.161cm"/>
      <style:text-properties fo:font-weight="normal"/>
    </style:style>
    <style:style style:name="Spec_20_-_20_Titre_20_3" style:display-name="Spec - Titre 3" style:family="paragraph" style:parent-style-name="Spec_20_-_20_Titre_20_2" style:auto-update="true" style:default-outline-level="3" style:list-style-name="Outline">
      <style:paragraph-properties fo:margin-left="1cm" fo:margin-right="0cm" fo:text-indent="0cm" style:auto-text-indent="false" fo:background-color="transparent" fo:padding="0.049cm" fo:border-left="none" fo:border-right="0.035cm solid #000080" fo:border-top="none" fo:border-bottom="0.035cm solid #000080" style:shadow="#c0c0c0 0.12cm 0.12cm">
        <style:background-image/>
      </style:paragraph-properties>
      <style:text-properties fo:color="#000080" fo:font-size="14pt" fo:font-weight="bold"/>
    </style:style>
    <style:style style:name="Spec_20_-_20_Titre_20_4" style:display-name="Spec - Titre 4" style:family="paragraph" style:parent-style-name="Spec_20_-_20_Titre_20_3" style:auto-update="true" style:default-outline-level="4" style:list-style-name="Outline">
      <style:paragraph-properties fo:margin-left="1.499cm" fo:margin-right="0cm" fo:text-indent="0cm" style:auto-text-indent="false" fo:background-color="#000000" fo:padding="0cm" fo:border="none" style:shadow="none">
        <style:background-image/>
      </style:paragraph-properties>
      <style:text-properties fo:color="#ffffff" fo:font-size="12pt" fo:font-weight="bold"/>
    </style:style>
    <style:style style:name="Spec_20_-_20_Titre_20_5" style:display-name="Spec - Titre 5" style:family="paragraph" style:parent-style-name="Spec_20_-_20_Titre_20_4" style:default-outline-level="5" style:list-style-name="Outline">
      <style:paragraph-properties fo:margin-left="2.2cm" fo:margin-right="0cm" fo:text-indent="0cm" style:auto-text-indent="false" fo:background-color="#333333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auto-update="true" style:default-outline-level="6" style:list-style-name="Outline">
      <style:paragraph-properties fo:margin-left="3cm" fo:margin-right="0cm" fo:text-indent="0cm" style:auto-text-indent="false" fo:background-color="#b3b3b3">
        <style:background-image/>
      </style:paragraph-properties>
      <style:text-properties fo:color="#000000" fo:font-weight="normal"/>
    </style:style>
    <style:style style:name="Spec_20_-_20_Titre_20_7" style:display-name="Spec - Titre 7" style:family="paragraph" style:parent-style-name="Spec_20_-_20_Titre_20_6" style:auto-update="true" style:default-outline-level="7" style:list-style-name="Outline">
      <style:paragraph-properties fo:margin-left="3.6cm" fo:margin-right="0cm" fo:text-indent="0cm" style:auto-text-indent="false" fo:background-color="transparent" fo:padding="0.049cm" fo:border-left="none" fo:border-right="none" fo:border-top="none" fo:border-bottom="0.035cm solid #000000" style:shadow="none">
        <style:background-image/>
      </style:paragraph-properties>
      <style:text-properties fo:font-weight="normal"/>
    </style:style>
    <style:style style:name="Spec_20_-_20_Table_20_des_20_matières_20_-_20_Titre" style:display-name="Spec - Table des matières - Titre" style:family="paragraph" style:auto-update="true">
      <style:paragraph-properties fo:background-color="transparent" fo:padding="0cm" fo:border-left="none" fo:border-right="none" fo:border-top="none" fo:border-bottom="0.088cm solid #000000" style:shadow="none" text:number-lines="false" text:line-number="0">
        <style:background-image/>
      </style:paragraph-properties>
      <style:text-properties style:font-name="Tahoma" fo:font-size="16pt" fo:font-weight="bold"/>
    </style:style>
    <style:style style:name="Spec_20_-_20_Table_20_des_20_matières_20_1" style:display-name="Spec - Table des matières 1" style:family="paragraph" style:auto-update="true" style:master-page-name="">
      <style:paragraph-properties fo:margin-top="0.3cm" fo:margin-bottom="0cm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2" style:display-name="Spec - Table des matières 2" style:family="paragraph" style:parent-style-name="Spec_20_-_20_Table_20_des_20_matières_20_1" style:auto-update="true">
      <style:paragraph-properties fo:margin-left="0.6cm" fo:margin-right="0cm" fo:margin-top="0.199cm" fo:margin-bottom="0cm" fo:text-indent="0cm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3" style:display-name="Spec - Table des matières 3" style:family="paragraph" style:parent-style-name="Spec_20_-_20_Table_20_des_20_matières_20_2" style:auto-update="true">
      <style:paragraph-properties fo:margin-left="1.199cm" fo:margin-right="0cm" fo:margin-top="0.101cm" fo:margin-bottom="0cm" fo:text-indent="0cm" style:auto-text-indent="false"/>
      <style:text-properties fo:color="#000080" fo:font-size="11pt" fo:font-weight="bold"/>
    </style:style>
    <style:style style:name="Spec_20_-_20_Table_20_des_20_matières_20_4" style:display-name="Spec - Table des matières 4" style:family="paragraph" style:parent-style-name="Spec_20_-_20_Table_20_des_20_matières_20_3" style:auto-update="true">
      <style:paragraph-properties fo:margin-left="1.799cm" fo:margin-right="0cm" fo:margin-top="0.101cm" fo:margin-bottom="0cm" fo:text-indent="0cm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-left="2.401cm" fo:margin-right="0cm" fo:text-indent="0cm" style:auto-text-indent="false"/>
      <style:text-properties fo:font-weight="normal"/>
    </style:style>
    <style:style style:name="Spec_20_-_20_Paragraphe_20_standard" style:display-name="Spec - Paragraphe standard" style:family="paragraph" style:parent-style-name="Spec_20_-_20_Texte_20_sans_20_mise_20_en_20_forme" style:auto-update="true">
      <style:paragraph-properties fo:margin-left="0cm" fo:margin-right="0cm" fo:margin-top="0.199cm" fo:margin-bottom="0cm" fo:text-align="justify" style:justify-single-word="false" fo:text-indent="0.6cm" style:auto-text-indent="false" text:number-lines="false" text:line-number="0"/>
      <style:text-properties style:font-name="Tahoma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Titre_20_du_20_document" style:display-name="Spec - Titre du document" style:family="paragraph" style:auto-update="true">
      <style:paragraph-properties fo:margin-top="0cm" fo:margin-bottom="0.499cm" fo:text-align="center" style:justify-single-word="false" fo:background-color="#ffffff" style:border-line-width="0.088cm 0.088cm 0.088cm" fo:padding="0.049cm" fo:border="0.264cm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Spec_20_-_20_Sous-titre_20_du_20_document" style:display-name="Spec - Sous-titre du document" style:family="paragraph" style:parent-style-name="Spec_20_-_20_Titre_20_du_20_document" style:auto-update="true">
      <style:paragraph-properties fo:margin-top="0cm" fo:margin-bottom="0cm" text:number-lines="false" text:line-number="0"/>
      <style:text-properties fo:font-variant="small-caps" fo:font-size="22pt"/>
    </style:style>
    <style:style style:name="Spec_20_-_20_Informations_20_1_20_de_20_première_20_page" style:display-name="Spec - Informations 1 de première page" style:family="paragraph" style:parent-style-name="Spec_20_-_20_Sous-titre_20_du_20_document" style:auto-update="true">
      <style:paragraph-properties fo:background-color="transparent" fo:padding="0cm" fo:border="none" text:number-lines="false" text:line-number="0">
        <style:background-image/>
      </style:paragraph-properties>
      <style:text-properties fo:color="#000000" fo:font-weight="bold"/>
    </style:style>
    <style:style style:name="Spec_20_-_20_Informations_20_2_20_de_20_première_20_page" style:display-name="Spec - Informations 2 de première page" style:family="paragraph" style:parent-style-name="Spec_20_-_20_Informations_20_1_20_de_20_première_20_page" style:auto-update="tru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Spec_20_-_20_En-tête" style:display-name="Spec - En-tête" style:family="paragraph" style:auto-update="true">
      <style:paragraph-properties fo:text-align="end" style:justify-single-word="false" text:number-lines="false" text:line-number="0"/>
      <style:text-properties style:font-name="Courier New1" fo:font-size="9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Texte_20_sans_20_mise_20_en_20_forme" style:display-name="Spec - Texte sans mise en forme" style:family="paragraph" style:auto-update="true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Code_20_source" style:display-name="Spec - Code source" style:family="paragraph" style:auto-update="true">
      <style:paragraph-properties style:register-true="true" fo:background-color="transparent" fo:padding="0.049cm" fo:border="0.002cm solid #000000" style:shadow="none" text:number-lines="true" text:line-number="0">
        <style:tab-stops/>
        <style:background-image/>
      </style:paragraph-properties>
      <style:text-properties style:font-name="Courier New1" fo:font-size="10pt"/>
    </style:style>
    <style:style style:name="Frame_20_contents" style:display-name="Frame contents" style:family="paragraph" style:parent-style-name="Text_20_body" style:class="extra"/>
    <style:style style:name="Spec_20_-_20_Contenu_20_du_20_cadre" style:display-name="Spec - Contenu du cadre" style:family="paragraph" style:auto-update="true">
      <style:paragraph-properties text:number-lines="false" text:line-number="0"/>
      <style:text-properties style:font-name="Arial" fo:font-size="10pt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style:text-properties style:font-name="Cambria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Calibri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" style:font-name-asian="Courier New" style:font-name-complex="Courier New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pec_20_-_20_Standard" style:display-name="Spec - Standard" style:family="text">
      <style:text-properties style:font-name="Tahoma1" fo:font-size="10pt" fo:background-color="transparent"/>
    </style:style>
    <style:style style:name="Definition" style:family="text"/>
    <style:style style:name="Spec_20_-_20_Citation" style:display-name="Spec - Citation" style:family="text">
      <style:text-properties style:font-name="Tahoma2" fo:font-size="10pt" fo:font-style="italic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ode_20_Source" style:display-name="Spec - Code Source" style:family="text">
      <style:text-properties fo:color="#000000" style:font-name="Courier New1" fo:font-size="10pt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Gras" style:display-name="Spec - Gras" style:family="text" style:parent-style-name="Spec_20_-_20_Standard">
      <style:text-properties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ec_20_-_20_Note" style:display-name="Spec - Note" style:family="graphic" style:auto-update="true">
      <style:graphic-properties svg:width="16.201cm" style:rel-width="90%" fo:min-height="0.39cm" text:anchor-type="page" svg:x="0cm" svg:y="0cm" fo:margin-left="0.199cm" fo:margin-right="0.199cm" fo:margin-top="0.199cm" fo:margin-bottom="0.199cm" style:wrap="none" style:vertical-pos="top" style:vertical-rel="page-content" style:horizontal-pos="center" style:horizontal-rel="page-content" fo:background-color="#e6e6e6" style:background-transparency="0%" style:border-line-width="0.002cm 0.088cm 0.035cm" fo:padding="0.049cm" fo:border="0.125cm double #000000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nothing" fo:text-indent="-1.02cm" fo:margin-left="1.02cm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Spec_20_-_20_Code_20_Source" text:count-in-text-boxes="true" text:offset="0.499cm" style:num-format="1" text:number-position="left" text:increment="1"/>
  </office:styles>
  <office:automatic-styles>
    <style:style style:name="MP1" style:family="paragraph" style:parent-style-name="Spec_20_-_20_En-tête">
      <style:paragraph-properties text:number-lines="false" text:line-number="0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H4312 – Tutoriel ARIS</text:p>
      </style:header>
      <style:footer>
        <text:p text:style-name="Spec_20_-_20_Note_20_de_20_bas_20_de_20_page">Page <text:page-number text:select-page="current">3</text:page-number> sur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12T09:24:42.87</meta:creation-date>
    <meta:editing-duration>PT03H01M41S</meta:editing-duration>
    <meta:editing-cycles>11</meta:editing-cycles>
    <meta:generator>OpenOffice.org/3.1$Win32 OpenOffice.org_project/310m19$Build-9420</meta:generator>
    <dc:subject>Sous-titre</dc:subject>
    <dc:title>Titre du Document</dc:title>
    <dc:description>Cédric Billard</dc:description>
    <meta:keyword>documentation</meta:keyword>
    <meta:keyword>spécification</meta:keyword>
    <meta:keyword>guide</meta:keyword>
    <meta:keyword>rédaction</meta:keyword>
    <dc:date>2011-01-26T08:54:36.72</dc:date>
    <meta:document-statistic meta:table-count="3" meta:image-count="0" meta:object-count="0" meta:page-count="3" meta:paragraph-count="57" meta:word-count="289" meta:character-count="1717"/>
    <meta:user-defined meta:name="Info 2"/>
    <meta:user-defined meta:name="Info 3"/>
    <meta:user-defined meta:name="Info 4"/>
    <meta:user-defined meta:name="License">&lt;a href="http://templates.services.openoffice.org/bsd-license"&gt;BSD&lt;/a&gt; </meta:user-defined>
  </office:meta>
</office:document-meta>
</file>